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1.3209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5.0382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472in"/>
    </style:style>
    <style:style style:name="co11" style:family="table-column">
      <style:table-column-properties fo:break-before="auto" style:column-width="2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Genera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op Folder</text:p>
          </table:table-cell>
          <table:table-cell table:style-name="ce1" office:value-type="string" calcext:value-type="string">
            <text:p>Sub 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mplemented?</text:p>
          </table:table-cell>
          <table:table-cell table:style-name="ce1" office:value-type="string" calcext:value-type="string">
            <text:p>Unit Test Written?</text:p>
          </table:table-cell>
          <table:table-cell table:style-name="ce1" office:value-type="string" calcext:value-type="string">
            <text:p>Unit Test Passing?</text:p>
          </table:table-cell>
          <table:table-cell table:style-name="ce1" office:value-type="string" calcext:value-type="string">
            <text:p>Apportion?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gency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mphibia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dd default set and get functions, so we can remove them from all sub-class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rowse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lass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onsider Renam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ontroll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Backup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Us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View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corato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Form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JSONObject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reload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rocGeneratorCustom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roc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tandardViewBuil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userInteractionsGenerator.php</text:p>
          </table:table-cell>
          <table:table-cell/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viewGeneratorCustom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agency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amphibian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lass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ontroll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Backup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Us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View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ecorato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Form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JSONObject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Preload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sproc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StandardViewBuilde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viewGeneratorCustom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mphibianProjec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rchitectureGenerator.php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ookend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iguration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igurationLo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reUpdat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HPUML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keletonTest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</table:table>
      <table:table table:name="Core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op Folder</text:p>
          </table:table-cell>
          <table:table-cell table:style-name="ce1" office:value-type="string" calcext:value-type="string">
            <text:p>Sub 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mplemented?</text:p>
          </table:table-cell>
          <table:table-cell table:style-name="ce1" office:value-type="string" calcext:value-type="string">
            <text:p>Unit Test Written?</text:p>
          </table:table-cell>
          <table:table-cell table:style-name="ce1" office:value-type="string" calcext:value-type="string">
            <text:p>Unit Test Passing?</text:p>
          </table:table-cell>
          <table:table-cell table:style-name="ce1" office:value-type="string" calcext:value-type="string">
            <text:p>Apportion?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PIKey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Agency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Controller.php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eeds to be rewri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FrontControll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Mode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Connection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Query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QueryPrepared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Resul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Lis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ropDown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Lo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ques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spons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ableBuil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ableDescription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PIApplica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Interac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ranslato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Agency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FrontController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Model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heckBoxQuery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Connection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QueryPrepared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List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ropDown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MySQLLo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ableBuilder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ableDescription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ranslatorMySQL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QueryMySQLi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Reques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Respons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Array.php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ot Compl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Brows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Cartograph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UR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ntity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Handle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ormData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eneral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it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penSS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assword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equest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esponseHeader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HandlerCookie.php</text:p>
          </table:table-cell>
          <table:table-cell/>
          <table:table-cell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serLevelCheck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XML.php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t Compl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BoxGroup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Input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Value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ataMap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ataPackage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irectoryExtended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mail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xceptionHandl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List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Loca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S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Log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aramet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reLoad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andomPassword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anitize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rialize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Exception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erGlobal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RL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Validator.php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1" table:target-range-address="Core.A1:Core.AMJ1048576">
          <table:sort>
            <table:sort-by table:field-number="1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21:02:02.452832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23:22.447828885</meta:creation-date>
    <dc:date>2014-07-02T21:22:17.659266258</dc:date>
    <meta:editing-duration>PT12H14M41S</meta:editing-duration>
    <meta:editing-cycles>44</meta:editing-cycles>
    <meta:generator>LibreOffice/4.2.4.2$Linux_X86_64 LibreOffice_project/420m0$Build-2</meta:generator>
    <meta:document-statistic meta:table-count="2" meta:cell-count="557" meta:object-count="0"/>
  </office:meta>
</office:document-meta>
</file>